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39.28998mm" fo:page-width="132.29164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161616" draw:opacity="100.0%" draw:stroke="none"/>
    </style:style>
    <style:style style:family="graphic" style:name="style-3">
      <style:graphic-properties draw:fill="none" draw:stroke="solid" svg:stroke-color="#000000" draw:stroke-linejoin="miter" svg:stroke-opacity="100.0%" svg:stroke-width="0.1385534mm"/>
    </style:style>
    <style:style style:family="graphic" style:name="style-4">
      <style:graphic-properties draw:fill="none" draw:stroke="solid" svg:stroke-color="#000000" draw:stroke-linejoin="miter" svg:stroke-opacity="100.0%" svg:stroke-width="0.1385534mm"/>
    </style:style>
    <style:style style:family="graphic" style:name="style-5">
      <style:graphic-properties draw:fill="none" draw:stroke="solid" svg:stroke-color="#000000" draw:stroke-linejoin="miter" svg:stroke-opacity="100.0%" svg:stroke-width="0.13855346mm"/>
    </style:style>
    <style:style style:family="graphic" style:name="style-6">
      <style:graphic-properties draw:fill="none" draw:stroke="solid" svg:stroke-color="#000000" draw:stroke-linejoin="miter" svg:stroke-opacity="100.0%" svg:stroke-width="0.13855346mm"/>
    </style:style>
    <style:style style:family="graphic" style:name="style-7">
      <style:graphic-properties draw:fill="none" draw:stroke="solid" svg:stroke-color="#000000" draw:stroke-linejoin="miter" svg:stroke-opacity="100.0%" svg:stroke-width="0.13910794mm"/>
    </style:style>
    <style:style style:family="graphic" style:name="style-8">
      <style:graphic-properties draw:fill="none" draw:stroke="solid" svg:stroke-color="#000000" draw:stroke-linejoin="miter" svg:stroke-opacity="100.0%" svg:stroke-width="0.13896772mm"/>
    </style:style>
    <style:style style:family="graphic" style:name="style-9">
      <style:graphic-properties draw:fill="none" draw:stroke="solid" svg:stroke-color="#000000" draw:stroke-linejoin="miter" svg:stroke-opacity="100.0%" svg:stroke-width="0.13896772mm"/>
    </style:style>
    <style:style style:family="graphic" style:name="style-10">
      <style:graphic-properties draw:fill="none" draw:stroke="solid" svg:stroke-color="#000000" draw:stroke-linejoin="miter" svg:stroke-opacity="100.0%" svg:stroke-width="0.116702944mm"/>
    </style:style>
    <style:style style:family="graphic" style:name="style-11">
      <style:graphic-properties draw:fill="none" draw:stroke="solid" svg:stroke-color="#000000" draw:stroke-linejoin="miter" svg:stroke-opacity="100.0%" svg:stroke-width="0.116702944mm"/>
    </style:style>
    <style:style style:family="graphic" style:name="style-12">
      <style:graphic-properties draw:fill="none" draw:stroke="solid" svg:stroke-color="#000000" draw:stroke-linejoin="miter" svg:stroke-opacity="100.0%" svg:stroke-width="0.116702944mm"/>
    </style:style>
    <style:style style:family="graphic" style:name="style-13">
      <style:graphic-properties draw:fill="none" draw:stroke="solid" svg:stroke-color="#000000" draw:stroke-linejoin="miter" svg:stroke-opacity="100.0%" svg:stroke-width="0.116702944mm"/>
    </style:style>
    <style:style style:family="graphic" style:name="style-14">
      <style:graphic-properties draw:fill="none" draw:stroke="solid" svg:stroke-color="#000000" draw:stroke-linejoin="miter" svg:stroke-opacity="100.0%" svg:stroke-width="0.116702944mm"/>
    </style:style>
    <style:style style:family="graphic" style:name="style-15">
      <style:graphic-properties draw:fill="none" draw:stroke="solid" svg:stroke-color="#000000" draw:stroke-linejoin="miter" svg:stroke-opacity="100.0%" svg:stroke-width="0.13910794mm"/>
    </style:style>
    <style:style style:family="graphic" style:name="style-16">
      <style:graphic-properties draw:fill="none" draw:stroke="solid" svg:stroke-color="#000000" draw:stroke-linejoin="miter" svg:stroke-opacity="100.0%" svg:stroke-width="0.13910794mm"/>
    </style:style>
    <style:style style:family="graphic" style:name="style-17">
      <style:graphic-properties draw:fill="none" draw:stroke="solid" svg:stroke-color="#000000" draw:stroke-linejoin="miter" svg:stroke-opacity="100.0%" svg:stroke-width="0.13910794mm"/>
    </style:style>
    <style:style style:family="graphic" style:name="style-18">
      <style:graphic-properties draw:fill="none" draw:stroke="solid" svg:stroke-color="#000000" draw:stroke-linejoin="miter" svg:stroke-opacity="100.0%" svg:stroke-width="0.13910794mm"/>
    </style:style>
    <style:style style:family="graphic" style:name="style-19">
      <style:graphic-properties draw:fill="none" draw:stroke="solid" svg:stroke-color="#000000" draw:stroke-linejoin="miter" svg:stroke-opacity="100.0%" svg:stroke-width="0.13910794mm"/>
    </style:style>
    <style:style style:family="graphic" style:name="style-20">
      <style:graphic-properties draw:fill="none" draw:stroke="solid" svg:stroke-color="#000000" draw:stroke-linejoin="miter" svg:stroke-opacity="100.0%" svg:stroke-width="0.13910794mm"/>
    </style:style>
    <style:style style:family="graphic" style:name="style-21">
      <style:graphic-properties draw:fill="none" draw:stroke="solid" svg:stroke-color="#000000" draw:stroke-linejoin="miter" svg:stroke-opacity="100.0%" svg:stroke-width="0.13910794mm"/>
    </style:style>
    <style:style style:family="graphic" style:name="style-22">
      <style:graphic-properties draw:fill="none" draw:stroke="solid" svg:stroke-color="#000000" draw:stroke-linejoin="miter" svg:stroke-opacity="100.0%" svg:stroke-width="0.13910794mm"/>
    </style:style>
    <style:style style:family="graphic" style:name="style-23">
      <style:graphic-properties draw:fill="none" draw:stroke="solid" svg:stroke-color="#000000" draw:stroke-linejoin="miter" svg:stroke-opacity="100.0%" svg:stroke-width="0.13910794mm"/>
    </style:style>
    <style:style style:family="graphic" style:name="style-24">
      <style:graphic-properties draw:fill="none" draw:stroke="solid" svg:stroke-color="#000000" draw:stroke-linejoin="miter" svg:stroke-opacity="100.0%" svg:stroke-width="0.13910794mm"/>
    </style:style>
    <style:style style:family="graphic" style:name="style-25">
      <style:graphic-properties draw:fill="none" draw:stroke="solid" svg:stroke-color="#000000" draw:stroke-linejoin="miter" svg:stroke-opacity="100.0%" svg:stroke-width="0.13910794mm"/>
    </style:style>
    <style:style style:family="graphic" style:name="style-26">
      <style:graphic-properties draw:fill="none" draw:stroke="solid" svg:stroke-color="#000000" draw:stroke-linejoin="miter" svg:stroke-opacity="100.0%" svg:stroke-width="0.13910794mm"/>
    </style:style>
    <style:style style:family="graphic" style:name="style-27">
      <style:graphic-properties draw:fill="none" draw:stroke="solid" svg:stroke-color="#000000" draw:stroke-linejoin="miter" svg:stroke-opacity="100.0%" svg:stroke-width="0.13910794mm"/>
    </style:style>
    <style:style style:family="graphic" style:name="style-28">
      <style:graphic-properties draw:fill="none" draw:stroke="solid" svg:stroke-color="#000000" draw:stroke-linejoin="miter" svg:stroke-opacity="100.0%" svg:stroke-width="0.13910794mm"/>
    </style:style>
    <style:style style:family="graphic" style:name="style-29">
      <style:graphic-properties draw:fill="none" draw:stroke="solid" svg:stroke-color="#000000" draw:stroke-linejoin="miter" svg:stroke-opacity="100.0%" svg:stroke-width="0.13910794mm"/>
    </style:style>
    <style:style style:family="graphic" style:name="style-30">
      <style:graphic-properties draw:fill="none" draw:stroke="solid" svg:stroke-color="#000000" draw:stroke-linejoin="miter" svg:stroke-opacity="100.0%" svg:stroke-width="0.06672932mm"/>
    </style:style>
  </office:automatic-styles>
  <office:body>
    <office:drawing>
      <draw:page draw:master-page-name="Default" draw:name="page1" draw:style-name="DP1">
        <draw:g draw:id="svg2">
          <draw:g draw:id="g2216">
            <draw:g draw:id="g8660">
              <draw:path svg:d="M 4467.969 13104.111 C 4404.6484 13089.512 4341.0396 13082.677 4275.737 13089.516 C 4200.362 13087.706 4118.8857 13073.558 4052.9644 13039.217 C 4037.6938 12949.923 4123.9785 12915.2295 4191.447 12889.137 C 4264.9175 12853.285 4351.226 12845.202 4413.7617 12788.539 C 4502.6196 12714.149 4615.6387 12678.046 4707.0776 12608.324 C 4733.9434 12593.93 4732.1265 12566.463 4732.226 12539.868 C 4737.15 12442.356 4745.1895 12342.883 4712.7085 12248.723 C 4649.7446 12019.403 4564.601 11796.631 4499.521 11568.002 C 4454.5737 11449.796 4393.4146 11335.371 4383.3794 11206.916 C 4355.4497 11017.051 4380.6973 10822.628 4343.2563 10634.036 C 4310.195 10554.308 4326.417 10465.289 4321.01 10381.155 C 4316.1963 10207.369 4327.258 10032.285 4304.926 9859.504 C 4229.9272 9570.611 4218.231 9269.87 4219.8843 8972.784 C 4222.4526 8775.973 4236.2935 8578.4795 4278.704 8385.925 C 4289.4644 8296.694 4302.1294 8207.094 4332.88 8122.204 C 4326.4985 7978.0967 4304.961 7831.2744 4345.5405 7690.005 C 4387.7056 7536.678 4395.115 7377.4907 4395.489 7219.359 C 4397.3057 7086.5083 4415.5786 6954.794 4427.8384 6822.6865 C 4441.769 6703.6455 4463.195 6585.3813 4484.8057 6467.8403 C 4486.0005 6358.08 4495.137 6246.599 4477.0356 6137.921 C 4434.2397 6017.0283 4375.2393 5901.979 4339.3813 5778.318 C 4291.5312 5647.0137 4292.0674 5504.8857 4271.6436 5368.767 C 4220.1147 5278.029 4160.948 5187.285 4153.351 5080.085 C 4135.729 4985.1743 4144.9185 4870.131 4062.9058 4802.248 C 3958.085 4710.301 3809.3416 4708.145 3677.262 4698.515 C 3576.755 4696.221 3476.4907 4692.55 3377.2815 4676.6064 C 3250.8943 4664.972 3122.4375 4661.8687 3000.8638 4621.28 C 2958.424 4614.216 2916.802 4592.024 2873.923 4592.9688 C 2576.7688 4643.439 2273.9666 4604.356 1977.482 4568.7227 C 1806.1898 4539.1396 1648.1866 4463.1416 1493.5776 4387.1445 C 1402.275 4349.0356 1299.5358 4305.8394 1200.1744 4337.214 C 1132.4158 4379.403 1054.7423 4404.6 974.2556 4398.493 C 892.78345 4406.708 816.1767 4377.7026 736.9541 4366.28 C 662.6188 4361.6953 587.50635 4356.298 518.4437 4325.765 C 446.08615 4311.711 366.04477 4296.8447 295.2186 4324.0225 C 230.81241 4356.0913 154.19424 4348.226 86.69313 4332.6475 C 25.017792 4311.9985 -22.3733 4273.8247 11.04349 4203.575 C -30.65093 4121.908 65.64472 4089.343 115.41435 4049.532 C 189.37906 3979.745 297.16214 4000.228 389.7283 3994.7068 C 574.0448 3994.734 759.05414 3987.0435 942.54834 4007.4988 C 1068.1367 4008.2288 1193.2 3988.2627 1318.7119 3991.2012 C 1356.1989 3998.339 1384.8855 4034.4104 1425.6213 4024.8672 C 1629.0059 4023.9067 1832.7449 4026.042 2035.3055 4004.9192 C 2198.5027 4000.1611 2364.4578 3995.4077 2524.475 4032.6091 C 2632.1265 4037.3567 2732.835 4081.4258 2839.033 4096.9336 C 2962.762 4122.8457 3088.2498 4089.611 3213.1533 4095.4148 C 3326.4746 4095.628 3440.9912 4097.7124 3552.1963 4119.742 C 3621.7834 4099.7017 3687.4487 4065.148 3754.4766 4038.6863 C 3823.8325 3984.7297 3749.3743 3893.5103 3738.8328 3827.1553 C 3711.3918 3759.2603 3711.886 3683.1926 3678.3245 3617.3093 C 3657.9907 3543.349 3664.7458 3465.3352 3644.4277 3391.074 C 3626.5857 3283.8196 3607.4573 3176.1057 3573.6165 3072.9539 C 3560.826 2981.7183 3555.5002 2889.4805 3538.512 2798.8235 C 3536.2534 2709.3015 3586.8271 2629.414 3609.6868 2544.9377 C 3668.3984 2374.1472 3725.0947 2202.0256 3775.145 2028.8687 C 3808.1533 1965.6838 3848.7632 1907.3613 3882.183 1844.3693 C 3970.7585 1695.2852 4065.7004 1550.241 4165.6743 1408.5988 C 4251.204 1278.3735 4308.6655 1128.8683 4419.9443 1016.4821 C 4495.6353 936.5841 4575.4385 854.5849 4610.7725 747.7651 C 4653.2383 694.3759 4679.8457 631.6062 4724.6724 580.1883 C 4784.7456 499.4248 4840.003 414.5681 4915.6016 346.8723 C 4984.221 287.87607 5020.9346 204.79555 5066.476 128.86815 C 5096.4375 76.55707 5158.22 -38.5897 5226.5317 12.993564 C 5248.769 73.1811 5331.835 141.11067 5259.224 201.97755 C 5241.6924 270.10672 5175.2754 310.7642 5164.476 381.60828 C 5157.849 436.7394 5053.8726 527.82874 5129.538 557.6806 C 5218.6377 549.02295 5275.2944 649.8122 5219.159 720.47546 C 5174.7334 772.44806 5096.552 788.64734 5085.069 868.76245 C 5031.4624 945.4515 4956.0527 1008.2334 4868.103 1041.3121 C 4794.6143 1093.4957 4749.1904 1176.0114 4700.381 1249.8849 C 4622.055 1386.5281 4575.63 1537.7166 4539.5713 1690.2263 C 4493.5815 1852.789 4450.45 2017.929 4377.7163 2170.9734 C 4310.425 2278.6978 4262.3843 2397.9502 4185.776 2500.034 C 4129.33 2600.8667 4074.3896 2712.017 4084.5466 2830.9543 C 4082.8257 2904.9211 4083.0205 2983.8984 4136.7764 3041.9065 C 4225.449 3164.9485 4278.508 3308.6646 4338.8955 3446.6765 C 4382.471 3571.8772 4418.5137 3701.283 4432.8745 3833.3684 C 4464.6772 3907.2373 4532.491 3958.5168 4578.318 4023.7634 C 4608.319 4099.789 4689.2607 4108.4814 4740.5605 4045.8225 C 4804.641 3993.035 4798.024 3895.4846 4783.535 3821.6438 C 4758.5415 3761.167 4801.1943 3663.45 4714.0234 3652.8113 C 4673.962 3580.9043 4667.3345 3495.3284 4649.75 3415.9258 C 4631.875 3339.785 4703.2373 3279.4177 4674.4487 3204.3635 C 4666.7573 3108.68 4655.4644 3009.7495 4690.9 2917.8616 C 4711.688 2828.365 4784.822 2764.072 4856.1616 2712.5413 C 4966.8755 2646.215 5099.1045 2643.0176 5224.258 2635.757 C 5312.8257 2640.5444 5402.937 2651.321 5487.7573 2677.7996 C 5579.9497 2719.6453 5664.2617 2788.2356 5710.2666 2879.47 C 5736.543 2982.8962 5728.881 3091.6033 5731.7764 3197.5303 C 5723.6396 3247.522 5704.781 3296.4973 5764.509 3318.834 C 5806.9683 3387.942 5775.2173 3474.3733 5755.9907 3546.2253 C 5738.5938 3604.9849 5701.3716 3657.1997 5647.6304 3687.3823 C 5642.7344 3740.593 5637.1567 3794.2512 5650.3857 3846.6104 C 5655.1587 3921.117 5631.5317 4030.7898 5734.595 4043.8901 C 5807.12 4068.6355 5869.5312 4125.1396 5947.8364 4129.637 C 6058.107 4111.408 6151.2627 4040.5247 6258.5938 4010.9485 C 6333.781 3994.3667 6412.2197 3993.1174 6488.0786 3983.5154 C 6566.0913 4002.0623 6649.1606 3994.078 6723.682 4027.1921 C 6783.0493 4048.8198 6844.025 4066.6494 6908.7803 4056.9443 C 7016.934 4053.67 7123.666 4035.1409 7229.7295 4015.9714 C 7379.849 4016.5151 7529.753 4031.1382 7678.525 4050.8835 C 7751.0576 4011.836 7824.9395 3966.1748 7910.7344 3970.4263 C 8124.9053 3960.9214 8339.278 3969.2026 8553.14 3980.7607 C 8816.924 3980.8333 9079.716 3955.7893 9342.655 3938.2642 C 9505.822 3919.335 9669.494 3896.8076 9834.193 3906.1455 C 9959.124 3908.77 10083.221 3925.5898 10208.371 3922.6238 C 10274.199 3934.23 10376.457 3914.538 10410.572 3982.07 C 10470.208 4042.8745 10429.637 4124.1567 10364.9795 4160.645 C 10314.701 4174.9907 10265.36 4193.5996 10227.122 4233.7744 C 10200.301 4244.797 10166.287 4236.017 10136.63 4239.2305 C 10032.903 4241.0356 9927.979 4235.382 9826.272 4258.874 C 9741.096 4252.2173 9662.897 4274.754 9587.536 4312.875 C 9508.699 4361.7754 9408.802 4352.3604 9322.527 4332.137 C 9242.405 4310.256 9155.283 4261.0854 9072.163 4295.3438 C 8971.069 4333.5264 8868.193 4367.4277 8766.449 4404.0996 C 8601.009 4458.397 8433.473 4512.8706 8258.163 4521.5835 C 8071.396 4532.9688 7883.784 4536.903 7696.7944 4530.399 C 7623.828 4528.575 7554.4736 4493.3296 7481.688 4498.465 C 7364.7217 4525.881 7242.4707 4530.357 7130.6084 4578.135 C 7021.1655 4619.735 6903.0776 4625.2305 6791.0723 4657.2095 C 6730.0195 4657.85 6635.1177 4662.184 6689.844 4745.7 C 6724.237 4880.4316 6734.137 5020.5083 6745.204 5158.7935 C 6755.4966 5233.3154 6716.2974 5308.138 6760.7983 5377.018 C 6804.0864 5501.3486 6873.4497 5615.566 6902.3345 5744.8687 C 6925.597 5828.706 6946.1016 5914.0483 6958.9424 5999.692 C 7030.789 6095.2173 7117.945 6179.237 7184.8936 6278.99 C 7311.7607 6455.129 7392.277 6658.562 7509.0957 6840.9243 C 7611.518 7017.043 7731.1504 7182.215 7838.919 7354.8794 C 7877.3022 7421.5356 7877.99 7501.6987 7911.2354 7570.9062 C 7946.218 7652.04 7977.181 7735.681 7981.0435 7824.979 C 7986.315 7896.5957 8011.0376 7974.138 7970.2695 8040.195 C 7919.9956 8098.534 7842.6865 8144.547 7767.9062 8166.919 C 7695.0225 8171.792 7602.899 8204.907 7545.6255 8142.6836 C 7494.802 8096.395 7445.691 8048.0605 7391.3994 8005.749 C 7394.394 7946.547 7373.5815 7876.3833 7417.6777 7828.973 C 7444.9653 7813.95 7467.274 7797.5234 7457.6084 7763.2764 C 7458.6636 7685.7344 7452.7876 7606.2993 7479.5137 7532.078 C 7480.2964 7453.3936 7385.7886 7419.418 7342.9 7362.7427 C 7261.664 7282.304 7173.579 7209.485 7082.606 7140.532 C 6968.022 7028.257 6857.681 6910.3906 6769.523 6775.657 C 6719.0146 6712.5073 6688.386 6638.2144 6663.844 6561.9487 C 6620.9175 6456.905 6601.0024 6344.195 6600.5137 6230.9473 C 6589.7183 6146.7583 6512.583 6093.922 6469.849 6025.899 C 6414.107 5956.5117 6351.418 5891.6357 6315.5977 5808.7524 C 6249.2397 5744.118 6264.6685 5923.7095 6233.724 5965.0986 C 6202.423 6087.0005 6165.5283 6208.9546 6152.8696 6334.4673 C 6142.5566 6526.631 6168.2124 6718.9697 6156.8955 6910.9297 C 6154.4087 6966.258 6123.9854 7017.1426 6113.068 7068.999 C 6177.889 7223.5205 6144.754 7394.662 6176.817 7555.4385 C 6204.7153 7704.24 6216.7847 7855.0957 6232.0903 8005.466 C 6277.3467 8257.113 6274.279 8514.093 6272.792 8768.822 C 6247.3647 9045.729 6235.153 9324.559 6184.0254 9598.486 C 6152.121 9833.27 6097.54 10069.405 6123.259 10307.555 C 6128.234 10436.622 6127.2744 10566.409 6116.6465 10694.832 C 6137.5107 10776.986 6161.381 10858.75 6172.5776 10943.263 C 6198.3115 11107.877 6217.511 11278.791 6172.9927 11442.2 C 6110.539 11674.594 6033.179 11905.1455 6013.998 12146.596 C 6003.127 12277.437 5996.676 12409.237 6002.786 12540.425 C 6007.2754 12621.8545 6096.2603 12647.899 6146.258 12697.544 C 6201.9565 12743.366 6248.935 12804.224 6323.0586 12820.768 C 6404.817 12853.98 6482.879 12907.083 6530.608 12982.548 C 6545.437 13068.066 6426.6343 13061.766 6369.957 13075.515 C 6264.8174 13086.179 6158.9805 13109.252 6053.09 13098.094 C 5967.617 13073.273 5874.5464 13091.624 5792.2446 13053.006 C 5701.1025 13022.376 5604.1094 13026.211 5510.315 13012.822 C 5450.021 12997.152 5375.2275 12932.651 5392.6147 12866.459 C 5415.8154 12787.163 5428.4507 12701.794 5483.2056 12637.061 C 5532.6953 12505.814 5519.7812 12362.352 5529.655 12224.773 C 5534.3486 12060.676 5515.553 11896.835 5499.9316 11733.796 C 5483.7896 11636.458 5440.0107 11547.079 5408.134 11454.761 C 5394.3022 11263.82 5409.109 11070.992 5449.584 10883.814 C 5465.0835 10776.919 5495.675 10669.726 5488.0615 10561.148 C 5472.4907 10477.837 5437.597 10397.586 5444.032 10311.087 C 5439.998 10111.991 5453.3813 9912.542 5441.538 9713.686 C 5419.293 9553.354 5428.049 9389.126 5386.7017 9231.317 C 5348.42 9087.149 5315.5605 8941.66 5283.0947 8796.127 C 5249.0664 8716.304 5234.4004 8852.516 5229.33 8881.53 C 5174.131 9099.43 5130.733 9320.39 5067.2783 9536.222 C 5043.583 9676.781 5048.3613 9820.358 5046.518 9962.303 C 5038.4287 10115.368 4985.725 10260.45 4953.3945 10408.994 C 4916.694 10478.92 4924.5283 10553.075 4990.737 10599.922 C 5053.0864 10688.71 5093.2554 10791.893 5127.509 10894.376 C 5165.7837 11020.272 5186.813 11150.7 5187.446 11282.372 C 5199.7856 11419.872 5173.2695 11555.921 5167.7007 11692.995 C 5151.3296 11835.293 5151.1167 11980.189 5182.4307 12120.607 C 5208.732 12269.459 5217.3037 12422.408 5270.963 12565.204 C 5304.183 12681.555 5334.8696 12801.32 5336.6646 12922.719 C 5326.9106 13005.204 5249.081 13026.45 5177.674 13019.891 C 5017.895 13028.118 4853.941 13028.234 4702.8926 13088.276 C 4627.207 13116.0205 4546.675 13111.422 4467.969 13104.111 z M 4576.2695 13060.707 C 4646.157 13044.763 4721.7915 13043.92 4782.256 12999.346 C 4840.4067 12934.681 4922.0596 12920.589 5005.502 12930.6 C 5073.2783 12935.068 5138.242 12973.637 5207.904 12951.999 C 5293.3633 12922.523 5294.4243 12814.117 5271.1816 12741.387 C 5248.88 12665.599 5242.0776 12583.428 5199.9717 12516.334 C 5180.475 12411.871 5171.3438 12305.587 5150.15 12201.266 C 5135.9707 12051.969 5096.1743 11901.855 5124.049 11751.767 C 5146.8477 11551.387 5151.4272 11348.493 5138.8726 11147.277 C 5128.605 11044.585 5106.8047 10943.168 5065.522 10848.315 C 5036.1836 10771.584 5008.752 10691.4795 4961.104 10624.14 C 4868.5566 10587.162 4894.1885 10483.544 4904.745 10405.326 C 4946.622 10316.096 4966.706 10217.177 4993.1724 10122.152 C 5011.2354 9996.043 5019.405 9868.131 5014.1987 9740.561 C 5012.0254 9652.949 5004.5884 9562.863 5037.793 9479.466 C 5114.2446 9213.991 5180.4395 8944.408 5213.4487 8669.749 C 5226.638 8533.362 5229.606 8394.561 5212.2183 8258.686 C 5188.37 8197.536 5146.374 8158.628 5078.216 8170.5454 C 5008.302 8143.1914 5021.146 8048.2227 5036.846 7990.139 C 5094.939 7909.6143 5065.878 8063.3774 5075.798 8096.594 C 5147.5317 8163.451 5157.7188 8027.3105 5134.7583 7980.48 C 5137.182 7904.157 5062.066 7886.3735 5008.3936 7881.0425 C 5071.331 7857.019 5046.9204 7788.8125 4982.1787 7799.064 C 4948.034 7811.0044 4858.424 7781.3096 4903.8066 7755.193 C 4959.686 7757.509 5017.045 7748.9683 5071.678 7762.4595 C 5107.323 7805.066 5153.3833 7851.253 5179.6113 7895.266 C 5158.4976 7969.477 5161.6084 8053.1143 5186.308 8126.627 C 5179.6733 8218.037 5305.019 8242.764 5317.4727 8141.7583 C 5324.9346 8089.293 5155.1387 8129.9937 5238.1216 8088.894 C 5305.0195 8098.385 5338.9355 8040.0806 5302.0635 7985.0303 C 5299.7144 7918.7964 5277.391 7840.536 5366.3755 7823.0605 C 5433.3794 7792.8525 5440.749 7703.9717 5354.326 7693.4795 C 5291.2383 7699.894 5275.819 7576.6377 5306.332 7563.0474 C 5304.6797 7613.9556 5380.9185 7676.9355 5384.8535 7591.2935 C 5375.2285 7542.3125 5418.898 7538.552 5417.7725 7587.632 C 5477.655 7628.1523 5471.888 7530.682 5489.9224 7506.3584 C 5581.689 7498.775 5424.001 7670.3833 5536.684 7623.55 C 5617.062 7611.0684 5583.3706 7489.259 5628.668 7472.8716 C 5644.5166 7500.9175 5613.1055 7568.4834 5665.312 7556.8936 C 5751.1025 7574.3774 5618.2427 7589.484 5601.3726 7618.654 C 5561.937 7661.9717 5513.0264 7694.858 5487.453 7749.102 C 5485.3994 7776.102 5578.6123 7731.8564 5574.142 7766.925 C 5531.5547 7786.4727 5404.678 7766.714 5428.6504 7835.6943 C 5466.83 7820.144 5546.848 7798.8696 5559.335 7853.55 C 5497.048 7823.4297 5387.415 7853.0156 5432.4717 7940.1807 C 5445.6694 8001.785 5483.0117 8102.065 5404.9346 8132.2134 C 5349.804 8179.617 5275.359 8231.402 5265.9067 8308.727 C 5292.7446 8386.334 5262.491 8462.877 5272.118 8542.506 C 5289.0493 8694.363 5334.672 8841.098 5361.675 8991.205 C 5400.9146 9146.623 5460.2188 9298.3545 5468.409 9460.127 C 5476.1543 9562.357 5502.12 9664.981 5480.5664 9767.18 C 5482.3096 9866.604 5497.996 9966.112 5482.767 10065.431 C 5479.3994 10180.979 5466.543 10298.545 5485.862 10413.151 C 5495.3486 10490.075 5562.1807 10543.178 5526.239 10620.331 C 5518.256 10662.845 5588.528 10700.97 5540.6543 10732.674 C 5492.677 10820.101 5485.208 10923.239 5467.262 11019.86 C 5448.251 11165.374 5456.3647 11312.369 5455.9443 11458.67 C 5500.481 11564.875 5556.0786 11670.856 5553.507 11789.26 C 5554.349 11894.264 5567.537 11998.447 5576.6973 12102.746 C 5573.3906 12206.363 5566.187 12309.914 5568.267 12413.54 C 5563.774 12487.842 5554.55 12562.129 5540.8555 12635.013 C 5549.3247 12674.646 5631.7373 12706.227 5550.4526 12716.08 C 5470.7153 12699.665 5439.084 12783.2 5447.6226 12847.101 C 5472.0854 12928.844 5552.1855 12975.612 5636.821 12957.831 C 5705.792 12963.679 5793.94 12905.96 5828.991 12996.25 C 5870.015 13035.643 5955.7856 13076.677 5999.9487 13021.11 C 6031.9004 13023.61 6080.674 13086.447 6131.2974 13053.904 C 6177.0527 13067.083 6212.1904 12975.822 6161.7744 12978.917 C 6098.8003 13001.441 6065.9805 12906.461 6144.5435 12916.796 C 6209.962 12923.059 6202.8857 13080.075 6276.6235 13029.737 C 6276.6533 13006.507 6263.5713 12905.64 6290.4375 12968.478 C 6325.001 13035.605 6326.328 12951.606 6346.0957 12947.728 C 6364.1216 13006.1455 6424.905 12999.014 6409.242 12933.938 C 6420.634 12901.095 6382.3755 12892.536 6362.3184 12876.6 C 6291.973 12842.314 6219.5825 12811.897 6147.5615 12781.764 C 6094.063 12737.225 6051.5864 12679.899 5991.953 12642.026 C 5938.4736 12614.781 5908.2144 12570.039 5949.9033 12516.615 C 5976.2363 12402.505 5963.3633 12284.032 5977.6084 12168.255 C 5984.639 12031.352 5995.8096 11893.319 6041.2373 11762.913 C 6098.505 11557.962 6150.1943 11349.104 6161.934 11135.931 C 6160.912 11044.104 6134.6475 10955.129 6119.227 10865.608 C 6110.1084 10793.109 6094.439 10712.6455 6011.5864 10704.754 C 5968.195 10672.105 5987.334 10622.338 6039.8877 10625.539 C 6072.5034 10562.263 6069.3936 10480.928 6072.2207 10409.176 C 6072.517 10309.872 6041.853 10211.157 6066.262 10112.27 C 6115.6616 9823.169 6146.4497 9531.25 6195.1235 9241.999 C 6214.7417 9124.011 6212.8345 9004.125 6227.576 8885.63 C 6238.1006 8597.894 6236.7046 8307.737 6189.2915 8023.0903 C 6145.362 7884.7417 6156.9106 7736.638 6131.9214 7594.639 C 6119.529 7486.454 6099.9478 7378.7007 6094.4453 7269.978 C 6095.3916 7215.5483 6131.5635 7081.6987 6039.3364 7103.846 C 5970.5684 7144.9204 5895.5405 7171.901 5817.1567 7188.4204 C 5769.0674 7179.7256 5738.898 7309.8154 5720.6084 7225.7 C 5740.4233 7142.605 5846.93 7157.984 5893.759 7097.9824 C 5956.722 7068.215 6018.762 7028.6987 6061.42 6972.342 C 6094.4756 6898.3237 6115.32 6816.2847 6099.72 6735.089 C 6089.1987 6574.8594 6074.9097 6412.2104 6109.7124 6253.7803 C 6144.998 6021.707 6256.7437 5800.501 6234.683 5560.9116 C 6226.203 5473.0234 6226.4043 5383.989 6211.6343 5296.906 C 6155.01 5248.2124 6086.5205 5339.531 6027.0166 5351.2544 C 5912.5127 5402.676 5783.3164 5385.7773 5661.0723 5390.7476 C 5630.3823 5391.0205 5599.693 5391.294 5569.003 5391.567 C 5555.7646 5316.0283 5671.526 5352.811 5715.9214 5339.6562 C 5812.122 5336.6006 5914.052 5340.6777 5999.803 5289.4067 C 6037.88 5258.835 6093.0674 5263.205 6121.423 5248.815 C 6140.5234 5199.662 6106.672 5093.0913 6193.243 5118.717 C 6287.857 5142.0376 6301.632 5017.641 6329.04 4955.07 C 6346.5483 4897.7754 6384.879 4781.5527 6306.621 4759.09 C 6234.931 4728.015 6361.466 4665.433 6393.084 4638.6924 C 6438.928 4593.563 6546.796 4641.6685 6557.6587 4565.3164 C 6523.1616 4482.986 6448.6787 4407.8584 6354.656 4402.9116 C 6271.261 4393.143 6203.4526 4328.4854 6116.963 4333.0576 C 6088.373 4334.9355 6109.274 4290.959 6102.838 4272.311 C 6008.8926 4224.3027 5902.7163 4179.6978 5795.111 4195.3003 C 5680.911 4250.547 5583.3916 4358.0396 5447.0083 4352.793 C 5378.5825 4329.473 5320.96 4354.6357 5264.893 4386.198 C 5213.741 4356.487 5349.0527 4327.194 5313.4077 4270.3267 C 5274.2607 4208.7876 5389.4062 4138.2695 5332.823 4096.1426 C 5237.1265 4106.9517 5140.5474 4105.469 5044.3887 4108.9805 C 4992.0044 4057.5105 4954.92 3989.8025 4885.6562 3957.733 C 4828.711 3896.7478 4806.573 3983.3845 4829.751 4030.3352 C 4851.1094 4117.003 4734.648 4111.29 4682.133 4142.186 C 4699.929 4202.1006 4795.1675 4215.239 4848.6953 4246.6685 C 4925.4463 4274.31 5002.659 4303.8687 5082.008 4322.0674 C 5118.0474 4323.812 5225.8677 4376.8374 5164.102 4405.5947 C 5086.0146 4360.729 4991.315 4371.985 4910.295 4333.842 C 4853.632 4283.544 4776.365 4283.225 4712.8 4241.8643 C 4652.5854 4183.43 4567.758 4228.238 4507.949 4189.215 C 4463.6416 4170.4746 4354.586 4098.3115 4345.2363 4182.693 C 4340.981 4273.5664 4376.3228 4359.023 4380.8022 4449.0386 C 4398.1235 4548.868 4410.458 4651.24 4445.5454 4746.655 C 4513.5586 4802.915 4457.3706 4870.8306 4440.165 4936.8574 C 4418.51 5028.14 4402.1504 5139.3057 4473.235 5213.9365 C 4515.6616 5278.806 4593.233 5300.764 4651.6006 5345.5713 C 4628.3945 5385.7046 4538.5093 5309.6772 4496.878 5294.568 C 4423.2163 5240.7246 4365.4243 5165.308 4329.0864 5081.8345 C 4276.6274 5020.74 4264.089 4917.7803 4186.2124 4884.5503 C 4119.653 4924.833 4203.7646 5031.621 4197.6426 5095.935 C 4206.6323 5173.727 4234.1924 5259.8965 4302.855 5303.5156 C 4329.824 5368.081 4318.0464 5438.6094 4327.14 5508.0234 C 4332.2134 5622.8164 4358.4937 5735.3516 4404.621 5840.5957 C 4443.274 5937.8394 4498.7495 6028.7275 4520.2397 6132.1978 C 4556.8735 6197.999 4527.7256 6273.0503 4528.129 6343.53 C 4522.345 6407.2627 4530.484 6470.8247 4537.7236 6534.0464 C 4478.9155 6600.2134 4481.5356 6693.8823 4465.1504 6775.991 C 4452.2256 6859.979 4439.977 6961.606 4512.295 7023.5933 C 4566.963 7092.466 4667.655 7108.766 4711.967 7185.8438 C 4737.723 7204.7817 4752.444 7300.4653 4707.6606 7249.5938 C 4678.1035 7163.282 4590.6445 7143.0723 4522.4 7099.2764 C 4446.7617 7026.1577 4432.0703 7156.9214 4439.608 7211.3345 C 4440.2495 7326.9487 4437.0933 7443.122 4407.717 7555.6826 C 4391.034 7640.4785 4357.463 7722.38 4363.341 7810.477 C 4369.855 7880.626 4346.832 7961.536 4387.7637 8022.954 C 4386.9565 8098.7246 4342.1465 8168.942 4333.841 8245.419 C 4313.721 8356.33 4301.9497 8468.591 4281.164 8579.397 C 4253.901 8858.485 4252.8774 9139.962 4267.164 9419.867 C 4274.8955 9525.511 4292.006 9630.488 4311.431 9734.442 C 4371.3003 9897.528 4351.8193 10073.593 4351.1675 10243.784 C 4352.579 10271.426 4346.0625 10301.762 4352.112 10327.828 C 4402.264 10375.9 4369.2104 10450.889 4377.9346 10511.464 C 4376.1724 10581.508 4403.768 10646.937 4414.0664 10715.402 C 4453.7417 10785.826 4397.2354 10857.983 4410.337 10932.546 C 4410.422 11042.277 4415.6616 11153.335 4444.6143 11259.444 C 4471.964 11390.513 4529.1377 11513.13 4579.285 11636.518 C 4626.754 11826.138 4689.034 12011.647 4750.3506 12197.08 C 4776.612 12306.574 4760.9736 12420.805 4779.294 12531.354 C 4825.239 12547.337 4855.704 12602.818 4788.267 12615.7 C 4714.2354 12642.035 4656.4653 12701.808 4584.03 12733.588 C 4524.273 12767.34 4451.5083 12795.343 4417.7153 12858.943 C 4420.8447 12931.311 4272.4307 12895.352 4285.6333 12974.489 C 4247.859 12987.5625 4168.083 13008.317 4227.984 13056.012 C 4290.869 13084.218 4360.0024 13043.989 4409.7485 13034.805 C 4457.6396 13073.806 4518.375 13077.138 4576.2695 13060.707 z M 4454.1626 12909.286 C 4455.8174 12867.717 4579.364 12900.653 4496.1694 12914.96 C 4482.4277 12916.382 4465.456 12919.671 4454.1626 12909.286 z M 4998.4673 12697.2 C 4949.843 12650.531 5091.7964 12692.594 5086.163 12631.746 C 5140.0547 12587.464 5095.9937 12733.08 5043.0156 12702.292 C 5028.05 12702.37 5012.96 12701.099 4998.4673 12697.2 z M 5019.7837 12110.082 C 4979.513 12044.453 4964.633 11968.038 4935.588 11897.718 C 4911.4307 11818.783 4894.746 11737.599 4860.858 11662.024 C 4834.4497 11536.45 4788.798 11415.633 4768.2236 11288.582 C 4742.396 11177.853 4716.1753 11065.976 4723.32 10951.305 C 4710.3027 10911.592 4750.5596 10856.418 4752.0015 10928.298 C 4759.003 11020.224 4764.319 11112.656 4789.28 11201.872 C 4797.955 11342.919 4860.8633 11472.233 4892.151 11608.646 C 4914.3174 11685.325 4954.864 11756.4375 4961.2188 11837.2705 C 4979.597 11927.771 5014.116 12013.654 5045.178 12100.1 C 5044.1523 12111.701 5028.427 12115.387 5019.7837 12110.082 z M 5622.5273 10661.41 C 5591.59 10628.451 5622.0957 10561.705 5643.6553 10630.879 C 5657.633 10651.427 5655.5825 10696.515 5622.5273 10661.41 z M 5863.326 10517.241 C 5844.0127 10426.247 5940.364 10558.924 5863.326 10517.241 L 5863.326 10517.241 z M 4579.2075 10476.783 C 4601.786 10433.313 4668.8613 10469.864 4598.508 10486.556 C 4592.0913 10487.613 4574.5034 10489.468 4579.2075 10476.783 z M 5733.5854 10398.994 C 5710.036 10375.842 5718.271 10260.539 5751.3794 10303.732 C 5750.065 10323.281 5770.1167 10415.758 5733.5854 10398.994 z M 5860.7334 10285.786 C 5812.911 10201.004 5990.569 10326.327 5868.5635 10292.798 L 5860.7334 10285.786 L 5860.7334 10285.786 z M 5021.56 7709.229 C 4981.93 7704.264 4872.729 7639.3076 4972.291 7639.5967 C 5010.2817 7689.116 5087.364 7685.6387 5043.661 7610.288 C 5042.878 7555.592 4935.7524 7536.822 4963.997 7493.975 C 5030.7856 7506.152 5056.5137 7562.7886 5102.016 7602.3774 C 5125.8667 7591.1196 5117.3647 7525.0527 5143.2793 7587.7607 C 5167.317 7639.5264 5219.1553 7623.8086 5238.29 7585.0327 C 5293.0596 7635.154 5205.248 7699.341 5149.109 7683.6743 C 5104.464 7708.2207 5078.463 7732.4136 5021.56 7709.229 z M 4853.242 6616.367 C 4847.678 6573.974 4824.7974 6472.43 4869.9272 6460.895 C 4876.7236 6494.5493 4895.838 6616.2324 4853.242 6616.367 z M 5173.448 6593.724 C 5105.9966 6511.8604 5316.7646 6489.992 5275.802 6585.914 C 5255.5244 6614.769 5201.5615 6605.0977 5173.448 6593.724 z M 5702.8823 6566.0674 C 5699.0396 6535.5854 5676.878 6434.804 5727.1934 6454.74 C 5727.105 6493.1978 5748.1016 6594.846 5708.762 6596.496 C 5705.2 6586.703 5704.2437 6576.3037 5702.8823 6566.0674 z M 5031.832 5870.3857 C 5070.1987 5812.8833 5106.919 5737.1274 5180.347 5720.14 C 5199.3916 5781.466 5105.6523 5848.684 5050.4907 5875.3735 C 5047.097 5877.6934 5031.327 5879.3975 5031.832 5870.3857 z M 5335.078 5851.15 C 5286.226 5853.652 5245.82 5763.646 5295.334 5753.983 C 5301.249 5814.897 5399.033 5821.0107 5403.2744 5865.8364 C 5379.6675 5870.6733 5356.4634 5859.4697 5335.078 5851.15 z M 5849.9717 5237.0396 C 5743.118 5200.935 5883.034 5105.154 5914.3315 5193.4897 C 5937.162 5238.5586 5879.992 5248.4385 5849.9717 5237.0396 z M 4560.2393 5195.108 C 4525.5527 5125.956 4619.339 5045.1133 4643.7275 5143.2183 C 4644.9004 5180.058 4592.2017 5217.1123 4560.2393 5195.108 z M 5089.266 4204.647 C 5064.372 4164.235 5120.1924 4109.776 5118.8003 4179.9707 C 5123.1655 4193.9136 5099.694 4232.827 5089.266 4204.647 z M 4178.7637 13004.609 C 4207.9067 12989.945 4220.5054 12912.779 4178.0034 12951.24 C 4159.646 12961.879 4105.707 13076.171 4178.7637 13004.609 z M 4115.0005 13005.121 C 4169.64 12901.574 4051.833 13047.22 4115.0005 13005.121 z M 6459.8394 12957.684 C 6439.7827 12889.608 6406.464 12976.577 6457.8647 12968.436 L 6459.8394 12957.684 L 6459.8394 12957.684 z M 7784.9214 8089.133 C 7842.309 8076.287 7880.4067 7972.8545 7909.5063 7972.9697 C 7892.729 8037.833 7950.8677 8041.47 7965.8345 7983.6772 C 7947.035 7909.562 7950.6987 7831.3745 7919.59 7759.413 C 7903.7793 7674.3584 7875.7144 7592.3823 7836.957 7515.2437 C 7830.374 7443.1636 7794.106 7384.0566 7741.417 7337.638 C 7732.9233 7258.4043 7671.1846 7206.736 7628.225 7142.964 C 7537.426 7029.801 7491.335 6889.168 7413.4253 6767.729 C 7374.663 6682.758 7317.762 6606.778 7283.4873 6520.0044 C 7247.917 6434.6904 7187.3647 6361.9478 7132.5005 6288.3696 C 7081.1445 6217.7666 7005.0127 6170.824 6951.1655 6103.21 C 6921.1826 6042.7773 6899.626 5977.136 6899.6895 5908.399 C 6888.608 5817.935 6855.5557 5732.719 6819.3325 5650.038 C 6779.2056 5527.9634 6708.8247 5417.013 6683.1934 5289.8022 C 6674.0337 5241.013 6609.06 5136.198 6705.7095 5156.547 C 6723.2104 5093.3647 6660.45 5027.9897 6679.2554 4959.9097 C 6676.6704 4872.12 6663.6104 4779.451 6613.887 4704.959 C 6555.774 4668.6147 6463.0996 4662.1494 6402.7417 4699.45 C 6378.5664 4768.8213 6414.4707 4856.2256 6391.0015 4931.7505 C 6380.2344 5005.47 6330.3306 5062.788 6293.016 5123.932 C 6284.726 5162.4688 6256.8784 5196.323 6251.3467 5234.5996 C 6261.2817 5388.237 6271.966 5543.4824 6318.7197 5691.101 C 6331.128 5779.13 6396.1045 5845.3047 6438.7646 5919.1885 C 6527.8257 6044.851 6626.1694 6163.8604 6734.174 6273.594 C 6764.1963 6338.4736 6625.324 6242.051 6650.7427 6336.9976 C 6668.2993 6538.867 6761.1987 6729.5635 6898.3223 6877.4473 C 6963.851 6951.3022 7034.319 7020.9375 7095.688 7098.2227 C 7183.82 7182.6616 7293.8535 7240.787 7374.713 7333.397 C 7407.9546 7358.0938 7463.253 7468.0312 7496.2075 7400.6396 C 7471.629 7336.9717 7418.0786 7287.6445 7388.8677 7224.9897 C 7346.5547 7199.5225 7373.4033 7146.166 7406.894 7192.566 C 7452.456 7256.675 7505.423 7319.0127 7533.4033 7393.1035 C 7562.294 7451.254 7556.979 7502.0703 7519.4907 7556.8936 C 7494.4917 7614.876 7463.253 7697.916 7524.671 7744.3926 C 7554.6885 7803.98 7503.6074 7876.1777 7555.007 7926.05 C 7590.3916 7945.0176 7630.4224 7953.62 7658.9644 7968.4106 C 7706.191 7912.035 7647.9106 7820.402 7683.4897 7752.7573 C 7714.4805 7720.9126 7753.681 7748.8486 7739.516 7788.1265 C 7703.004 7850.3906 7846.0806 7922.875 7752.539 7940.155 C 7718.603 7960.667 7764.31 8037.2495 7707.845 8022.2544 C 7664.406 8021.7666 7620.314 8027.6284 7577.4136 8019.9287 C 7549.61 7978.382 7483.761 7849.656 7436.54 7914.0737 C 7478.106 7975.233 7517.0547 8040.686 7569.4053 8093.45 C 7635.0176 8105.8716 7720.702 8119.1157 7784.9214 8089.133 z M 5403.43 8073.587 C 5439.9414 8043.3823 5418.6455 7899.3936 5363.9424 7938.863 C 5370.3574 7977.3247 5326.418 8100.9814 5403.43 8073.587 z M 7453.901 7978.4478 C 7407.8447 7923.022 7423.6206 8036.468 7466.2656 8008.8022 C 7465.961 7997.4194 7460.0015 7987.543 7453.901 7978.4478 z M 4376.5503 5041.3115 C 4391.87 4971.0 4401.53 4897.6333 4432.9365 4832.36 C 4398.549 4763.209 4383.9453 4684.849 4372.2847 4607.8057 C 4368.8286 4526.0806 4341.695 4448.708 4325.364 4369.6104 C 4315.7524 4291.241 4312.871 4212.2715 4307.288 4133.558 C 4251.178 4072.6362 4161.159 4073.1104 4084.4219 4073.962 C 4012.0447 4091.5918 3936.5337 4054.2815 3865.4111 4081.0256 C 3861.5413 4112.8975 3855.0059 4172.447 3820.4893 4115.8423 C 3779.6687 4106.1978 3641.918 4090.2864 3671.864 4155.0947 C 3778.4412 4227.1494 3919.5151 4255.5015 3991.3748 4371.628 C 4049.3125 4466.24 4114.5703 4556.004 4178.4673 4646.574 C 4226.813 4739.926 4234.3 4849.3794 4290.1997 4939.751 C 4313.2876 4968.1626 4332.555 5057.32 4376.5503 5041.3115 z M 4166.542 4779.6445 C 4139.1123 4713.318 4129.3765 4636.3447 4082.6116 4580.1235 C 3998.9219 4512.7393 3989.6545 4388.8193 3903.5063 4324.939 C 3834.753 4292.8394 3769.259 4253.1294 3700.166 4222.694 C 3568.0122 4180.032 3434.1023 4132.7056 3293.1584 4135.961 C 3133.109 4130.4546 2968.8398 4138.799 2819.7551 4203.022 C 2755.207 4231.582 2666.52 4255.3936 2609.0278 4200.6694 C 2650.318 4167.5737 2739.538 4210.912 2792.7622 4164.9043 C 2839.8462 4099.018 2692.0393 4124.113 2656.369 4093.4736 C 2550.0442 4075.156 2440.2397 4074.4048 2335.097 4047.0386 C 2208.2898 4031.205 2081.0417 4046.539 1954.6746 4057.5938 C 1764.3798 4063.4475 1573.5938 4069.525 1383.3292 4062.3533 C 1265.2244 4021.1533 1136.4656 4031.068 1015.1857 4051.3499 C 840.58575 4041.001 665.1069 4025.6887 490.4434 4041.7642 C 361.45956 4040.2163 221.9373 4019.2239 106.573044 4092.8157 C 48.76771 4104.7607 23.283987 4196.3228 104.29796 4168.1616 C 160.81546 4156.748 201.90913 4071.6636 255.96176 4127.162 C 331.57312 4127.1025 400.67322 4117.274 473.25766 4131.7476 C 558.97125 4118.5557 645.37317 4122.7896 730.4826 4136.7437 C 766.4237 4133.2188 882.1419 4141.149 792.38544 4171.759 C 767.7904 4188.6313 742.3973 4179.0713 717.00745 4169.62 C 629.65204 4137.6333 528.94714 4144.0005 443.65875 4179.2153 C 398.14767 4238.624 520.98596 4278.8604 569.9276 4272.6646 C 640.86334 4282.1743 711.9107 4274.7056 777.2137 4310.868 C 841.94836 4351.191 922.69226 4330.4463 994.9527 4336.3745 C 1101.4897 4346.817 1162.5833 4239.766 1258.2015 4216.8257 C 1330.9581 4228.425 1405.9043 4242.936 1480.2344 4251.7935 C 1559.4274 4257.8003 1639.0985 4251.958 1718.1757 4259.2905 C 1742.8845 4314.5464 1620.0588 4284.509 1585.7473 4289.525 C 1514.0145 4287.7817 1441.3378 4271.927 1370.2365 4280.9556 C 1366.9532 4334.0547 1483.486 4333.3364 1524.9517 4362.5967 C 1597.3741 4377.938 1660.3115 4413.9688 1729.3218 4439.9854 C 1796.721 4460.174 1862.7532 4484.785 1928.6464 4509.0557 C 2005.4374 4519.562 2081.8237 4533.1187 2158.7751 4542.4966 C 2338.144 4550.426 2519.4895 4591.5894 2697.824 4550.6353 C 2768.517 4537.6357 2837.0671 4476.2607 2902.418 4543.909 C 2984.0708 4572.774 3072.282 4579.38 3156.1853 4601.168 C 3365.2349 4647.2427 3580.771 4622.8438 3792.2654 4642.526 C 3874.7944 4677.8066 3980.393 4652.888 4049.5388 4718.5474 C 4075.8506 4745.0117 4127.2183 4804.6855 4166.542 4779.6445 z M 2779.7175 4428.3574 C 2741.832 4394.401 2638.874 4389.5483 2637.0195 4341.3745 C 2716.602 4296.472 2763.8962 4361.696 2819.1917 4406.2314 C 2840.5432 4425.944 2970.7588 4461.555 2894.6106 4479.6636 C 2854.3315 4467.8394 2817.6265 4446.0054 2779.7175 4428.3574 z M 6790.15 4592.252 C 6951.553 4572.958 7112.2144 4537.132 7262.701 4475.064 C 7383.784 4439.742 7506.335 4395.411 7601.7827 4310.0347 C 7663.571 4298.521 7706.4136 4191.4717 7767.7344 4225.2207 C 7701.113 4300.963 7611.5596 4352.351 7527.8306 4406.9053 C 7495.7886 4483.732 7639.2354 4474.103 7690.488 4489.4 C 7763.6475 4499.786 7836.77 4476.719 7910.635 4478.95 C 8078.2944 4473.8193 8245.755 4464.421 8412.592 4447.01 C 8506.487 4447.0537 8588.146 4393.7056 8678.59 4375.6436 C 8754.3125 4361.665 8823.077 4319.747 8900.936 4319.274 C 8933.424 4315.1226 9046.264 4292.6616 8999.455 4260.3 C 8934.377 4250.012 8841.501 4272.9385 8793.628 4232.19 C 8897.335 4217.5146 9003.958 4226.279 9108.79 4222.7324 C 9178.676 4211.957 9239.318 4245.7964 9304.701 4261.971 C 9370.581 4281.866 9435.182 4318.567 9505.86 4292.5835 C 9567.962 4289.521 9599.245 4220.806 9657.701 4216.233 C 9690.214 4167.311 9851.504 4218.616 9781.475 4131.338 C 9777.331 4079.6072 9850.53 4158.6855 9852.0625 4182.7544 C 9917.833 4219.495 10036.77 4124.443 9950.436 4074.706 C 9876.953 4063.7356 9799.56 4035.6965 9725.932 4050.277 C 9669.234 4055.6523 9603.064 4120.2 9553.8 4088.3416 C 9550.825 4008.0518 9665.588 4040.822 9716.874 4013.7717 C 9805.113 3994.9028 9890.004 4036.2043 9978.252 4034.933 C 10051.309 4039.7515 10125.988 4048.7947 10196.725 4026.5864 C 10244.151 4035.0068 10372.632 4065.024 10351.38 3983.2583 C 10293.434 3938.6543 10207.791 3966.2393 10138.268 3956.7595 C 9982.32 3958.274 9826.595 3940.3281 9670.7705 3946.332 C 9565.219 3958.5266 9457.792 3969.5144 9356.49 4002.7344 C 9304.114 4046.0913 9231.156 4028.6252 9171.592 4012.3274 C 9055.801 4010.262 8942.032 4041.4885 8825.845 4036.1345 C 8600.624 4039.7715 8375.314 4035.079 8150.5244 4021.574 C 8029.854 4021.7185 7907.6567 4016.3499 7788.228 4034.779 C 7733.4834 4072.5327 7888.8706 4129.52 7791.696 4139.5986 C 7703.611 4119.39 7613.0986 4112.224 7524.5107 4094.1704 C 7415.4087 4085.2075 7305.477 4065.2678 7195.9546 4075.3926 C 7101.2236 4095.3816 7004.05 4097.7236 6908.594 4110.4976 C 6899.732 4207.2656 6802.8345 4114.1924 6759.252 4091.0022 C 6689.833 4059.401 6618.8525 4026.7075 6540.478 4029.4392 C 6443.097 4026.4634 6349.0034 4057.4236 6253.667 4073.0369 C 6182.756 4093.7312 6111.0825 4112.703 6045.867 4148.369 C 5989.419 4193.6006 6133.7075 4225.4536 6172.3477 4241.322 C 6222.917 4241.4565 6178.4556 4328.1123 6248.9844 4313.7153 C 6398.968 4308.636 6567.595 4371.9277 6636.395 4513.5146 C 6641.4316 4578.14 6678.131 4621.6597 6746.1826 4595.8677 C 6760.836 4594.636 6775.491 4593.424 6790.15 4592.252 z M 9472.953 4115.5693 C 9481.808 4076.7126 9515.679 4140.876 9472.953 4115.5693 z M 6539.9146 4449.572 C 6533.19 4394.681 6445.3774 4422.3794 6506.1353 4460.069 C 6515.87 4461.9297 6540.926 4466.8267 6539.9146 4449.572 z M 664.3982 4318.633 C 644.7859 4272.1025 567.3426 4334.249 648.1187 4333.904 C 655.96783 4333.432 664.70935 4327.121 664.3982 4318.633 z M 187.93646 4290.866 C 227.78426 4243.167 321.38818 4268.5786 346.05203 4229.802 C 285.0585 4198.8916 199.67111 4222.518 148.82951 4266.998 C 92.12141 4299.0503 134.06183 4336.608 176.86894 4298.0303 L 187.93646 4290.866 L 187.93646 4290.866 z M 273.89648 4304.5625 C 365.1577 4252.633 159.96587 4286.9453 237.00067 4314.7847 C 249.7796 4313.3374 262.0152 4309.2637 273.89648 4304.5625 z M 5519.1396 4303.852 C 5580.933 4253.469 5650.54 4212.2856 5721.8047 4177.01 C 5802.6597 4166.821 5744.095 4100.0723 5691.9014 4101.54 C 5597.171 4103.725 5597.932 4014.7988 5617.5757 3943.919 C 5630.423 3894.313 5598.4688 3837.3958 5556.729 3899.9712 C 5500.3535 3952.8362 5420.2686 3989.0576 5388.8516 4063.4705 C 5386.185 4138.257 5310.0737 4205.071 5371.1113 4275.8438 C 5397.4487 4327.6743 5473.9077 4319.771 5519.1396 4303.852 z M 150.86755 4238.5576 C 201.51163 4182.982 258.5643 4182.6973 326.68896 4195.3594 C 366.30176 4212.064 457.65912 4162.372 374.3847 4156.4326 C 315.36526 4154.229 254.00232 4146.4688 195.84021 4149.4746 C 148.59654 4181.2544 96.64592 4204.946 45.998184 4229.5967 C -21.153488 4302.9795 134.18645 4276.1743 150.86755 4238.5576 z M 10119.157 4175.2827 C 10129.007 4129.9614 10001.812 4140.6343 10006.007 4173.097 C 10028.425 4199.555 10090.276 4184.656 10119.157 4175.2827 z M 10260.074 4151.8096 C 10241.964 4105.328 10099.483 4160.3237 10195.267 4167.464 C 10213.044 4163.3 10255.698 4175.495 10260.074 4151.8096 z M 4570.0654 4147.1387 C 4577.9795 4078.2979 4486.325 4031.7456 4461.479 3966.526 C 4434.564 3897.0696 4382.787 3933.7769 4379.255 3991.6592 C 4339.094 4054.5278 4373.62 4106.6733 4442.8735 4116.116 C 4484.146 4124.729 4527.462 4170.839 4570.0654 4147.1387 z M 10384.238 4097.779 C 10424.574 4031.522 10304.323 4081.3745 10269.469 4068.9294 C 10193.755 4070.937 10270.4 4141.2666 10311.86 4113.08 C 10335.958 4110.208 10363.257 4111.9595 10384.238 4097.779 z M 10195.347 4100.4277 C 10199.958 4036.6318 10075.8545 4079.5981 10034.607 4091.2166 C 10047.118 4125.0527 10156.005 4105.64 10195.347 4100.4277 z M 4313.974 4064.3367 C 4342.4023 4005.685 4372.0728 3941.0647 4378.9355 3875.212 C 4389.36 3730.3008 4347.4062 3589.2422 4301.9497 3453.6367 C 4241.224 3315.0781 4171.6636 3180.2625 4089.7207 3053.1282 C 4060.117 2982.9138 4015.7153 2901.417 4041.1465 2824.3398 C 4056.053 2754.5083 4033.4236 2676.7104 4079.7583 2613.3862 C 4182.9683 2416.594 4318.703 2237.0217 4397.489 2027.6349 C 4457.3804 1883.6045 4481.2437 1728.2637 4526.036 1579.3718 C 4553.9346 1455.0226 4601.3594 1336.677 4660.949 1224.2512 C 4691.3574 1151.3378 4741.7827 1091.0793 4793.035 1032.3234 C 4835.895 992.88007 4725.217 972.56396 4793.1836 936.31573 C 4819.6763 925.9923 4933.8013 989.99 4884.221 925.9108 C 4842.452 858.38367 4764.3696 865.8443 4718.5806 922.343 C 4718.9785 861.6346 4644.6724 748.93317 4610.8374 850.8281 C 4610.7256 927.3905 4509.175 943.4782 4475.1846 1010.20917 C 4371.272 1116.3431 4312.218 1254.1117 4237.212 1379.8868 C 4117.8716 1538.9746 4006.7139 1704.956 3907.7896 1877.6187 C 3861.988 1949.3257 3850.2883 2034.4231 3809.3096 2108.1868 C 3730.7083 2268.915 3679.6785 2441.5156 3647.5996 2617.2227 C 3633.978 2671.3484 3601.4612 2720.079 3584.0486 2771.7097 C 3598.0752 2853.4263 3596.278 2940.629 3634.311 3015.504 C 3611.7014 3090.1 3646.0393 3166.0647 3653.7026 3240.9543 C 3687.2236 3407.6746 3717.46 3575.0745 3760.0903 3739.8296 C 3783.7915 3832.5645 3805.3152 3926.0193 3834.2524 4017.293 C 3901.3215 4028.6206 3980.271 4004.1614 4053.2046 4026.382 C 4134.0205 4034.1035 4216.579 4037.1748 4293.197 4066.6848 L 4304.1406 4067.0962 L 4313.974 4064.3367 L 4313.974 4064.3367 z M 5151.7075 4062.013 C 5158.567 4032.2654 5172.9097 3983.6606 5208.9775 4021.2627 C 5224.6055 4118.795 5336.6875 4041.8115 5378.873 4002.5 C 5435.043 3953.731 5497.853 3910.7566 5547.562 3855.7493 C 5574.8374 3792.7224 5632.759 3725.2986 5614.4546 3654.3604 C 5587.2065 3635.2566 5450.473 3677.8723 5512.9688 3622.6274 C 5586.5415 3626.841 5635.172 3558.0315 5639.6797 3491.1245 C 5686.28 3432.9832 5569.94 3337.232 5666.002 3326.5645 C 5682.0767 3258.5178 5694.2993 3187.1167 5674.5728 3118.3474 C 5699.934 3057.4243 5691.256 2986.482 5663.5215 2924.6726 C 5642.472 2852.0808 5578.978 2808.7595 5515.9697 2774.6216 C 5449.8457 2723.3254 5369.264 2705.8904 5286.8916 2713.2185 C 5174.0713 2715.5562 5059.4033 2713.0645 4948.6562 2736.7634 C 4849.868 2776.5693 4750.641 2846.264 4720.402 2953.8 C 4704.1265 3031.7698 4713.0303 3113.0432 4714.0645 3192.2024 C 4716.357 3253.3782 4754.8613 3334.541 4806.197 3349.801 C 4792.673 3287.6475 4779.938 3220.2695 4787.9604 3152.487 C 4766.6753 3092.1316 4764.0635 3017.3452 4790.6045 2960.4978 C 4790.2905 3036.8586 4820.756 3111.1619 4829.9277 3185.9836 C 4796.3906 3235.497 4805.491 3307.1719 4874.984 3255.2686 C 4946.9243 3239.5442 5030.556 3238.4565 5098.7085 3269.7197 C 5142.3057 3345.5088 5255.9 3213.0176 5245.2427 3323.7146 C 5203.2017 3326.7554 5138.2905 3292.5698 5161.8022 3366.6436 C 5178.131 3432.3728 5099.468 3455.9192 5098.0044 3387.3945 C 5048.976 3399.5159 5037.5464 3304.411 4995.029 3381.9402 C 4976.867 3395.769 4935.6167 3309.1553 4913.3887 3362.0776 C 4852.9893 3406.4795 4885.831 3313.5881 4926.447 3319.9219 C 4981.891 3318.3215 5043.0747 3337.012 5093.298 3307.8113 C 5069.205 3251.5266 4962.8457 3272.0933 4904.877 3270.404 C 4839.161 3290.788 4818.64 3361.4717 4788.2573 3413.9968 C 4771.6396 3502.0718 4798.5977 3606.2278 4882.658 3650.9082 C 4872.067 3690.8145 4778.3276 3652.6287 4805.117 3724.1565 C 4801.3687 3800.435 4838.7593 3870.2415 4894.4795 3920.0984 C 4957.249 3961.378 5007.388 4019.5652 5068.533 4063.6104 C 5095.639 4068.2693 5125.1084 4070.2273 5151.7075 4062.013 z M 5171.5654 3913.467 C 5090.079 3854.998 5259.4805 3842.3203 5252.2905 3881.4004 C 5235.543 3911.9685 5205.5244 3929.1248 5171.5654 3913.467 z M 5065.197 3815.3403 C 5106.7373 3763.0776 5192.22 3789.9314 5253.2036 3784.0176 C 5282.419 3772.191 5399.8003 3810.0554 5337.249 3824.733 C 5248.002 3818.334 5157.1123 3815.8447 5068.3643 3826.2021 L 5065.811 3822.6458 L 5065.197 3815.3403 L 5065.197 3815.3403 z M 5436.6567 3823.7236 C 5410.375 3786.3623 5460.6084 3727.595 5458.9 3794.8076 C 5459.3647 3808.1106 5459.238 3841.2302 5436.6567 3823.7236 z M 4944.7056 3803.8223 C 4927.748 3772.1392 4987.009 3649.5037 4982.813 3738.343 C 4982.3154 3754.5469 4972.218 3865.099 4944.7056 3803.8223 z M 5162.347 3697.838 C 5097.7705 3705.0232 5023.986 3645.9856 5091.818 3588.442 C 5119.1157 3568.084 5160.0723 3482.2825 5148.4985 3566.2769 C 5082.783 3589.583 5092.4834 3675.382 5166.903 3661.2034 C 5211.0015 3718.529 5372.9624 3628.8572 5279.534 3579.1687 C 5195.838 3563.8113 5308.7104 3431.3105 5309.4395 3495.5789 C 5266.0283 3557.6956 5388.0327 3650.0896 5287.6743 3684.1958 C 5252.8696 3712.8857 5203.225 3715.1853 5162.347 3697.838 z M 5263.1606 3396.656 C 5240.539 3330.2798 5297.6187 3251.758 5366.799 3250.4397 C 5430.936 3241.1543 5497.322 3244.2659 5560.3013 3259.079 C 5610.0156 3219.4954 5511.985 3143.48 5578.071 3094.4565 C 5581.531 3067.59 5585.0376 2970.0515 5624.1733 3026.3518 C 5623.8457 3101.9993 5579.997 3169.2114 5605.373 3246.379 C 5614.8394 3278.03 5576.186 3409.3875 5570.5884 3319.3037 C 5527.9136 3255.3035 5428.28 3275.179 5361.2407 3280.7498 C 5295.1685 3351.7192 5440.1104 3324.2007 5479.5737 3333.4175 C 5522.3086 3323.403 5550.247 3403.5725 5499.853 3387.474 C 5478.594 3311.8928 5410.7827 3422.409 5368.779 3361.523 C 5339.0825 3396.6807 5287.2407 3333.969 5277.9272 3399.9307 L 5270.796 3401.1497 L 5263.1606 3396.656 L 5263.1606 3396.656 z M 5126.9214 3129.4783 C 5068.3887 3073.9504 5301.002 3102.4954 5204.1797 3133.2192 C 5178.423 3133.5989 5152.4814 3132.7803 5126.9214 3129.4783 z M 5161.954 2947.9443 C 5105.431 2950.538 5112.926 2893.129 5168.311 2908.3674 C 5217.947 2918.2153 5310.2188 2887.4211 5333.5713 2931.2644 C 5281.9155 2950.7268 5217.0156 2955.9026 5161.954 2947.9443 z M 4767.0947 3636.3254 C 4806.5786 3562.6091 4714.3555 3523.1855 4742.9204 3448.7686 C 4707.38 3377.947 4665.1743 3485.924 4701.56 3521.2175 C 4712.611 3554.9553 4714.9326 3653.3672 4767.0947 3636.3254 z M 5710.5386 3593.55 C 5743.4087 3521.1675 5777.0195 3438.0708 5759.648 3357.6638 C 5727.499 3270.6719 5620.504 3454.4724 5709.645 3388.294 C 5725.9136 3404.1965 5635.782 3457.3276 5689.2793 3488.5232 C 5673.76 3530.038 5625.444 3612.2146 5677.738 3635.356 C 5692.072 3624.4963 5701.097 3608.454 5710.5386 3593.55 z M 4701.852 3402.8616 C 4719.734 3389.9788 4768.41 3433.6118 4752.022 3374.2192 C 4732.197 3282.8137 4638.146 3378.844 4691.9473 3412.9355 L 4701.852 3402.8616 L 4701.852 3402.8616 z M 5022.1074 861.4049 C 5063.7964 802.01764 5094.0903 732.30945 5168.094 704.00977 C 5257.443 645.3133 5128.651 568.9041 5077.0635 638.4001 C 5059.744 666.55273 5091.4116 721.6024 5037.895 705.2402 C 4966.5054 703.2628 4894.9033 787.50616 4888.0684 852.79083 C 4915.318 890.5114 4991.0903 910.6011 5022.1074 861.4049 z M 4845.2544 837.0306 C 4856.129 756.8194 4943.451 716.7203 4961.2803 637.6625 C 4991.144 592.1144 4865.6304 567.78204 4937.1367 544.9876 C 5010.1436 538.67224 4964.8853 421.92853 5045.436 418.02023 C 5098.3926 359.0452 5159.0796 307.07706 5212.003 248.0124 C 5249.815 184.1862 5174.6484 178.44962 5147.7837 225.57068 C 5097.2476 277.46185 5040.2407 320.83182 4983.621 364.7329 C 4916.8984 393.58282 4861.062 444.09738 4832.691 510.6027 C 4778.947 578.3429 4716.108 646.6407 4707.349 736.7049 C 4690.0547 787.63727 4722.0405 812.2405 4763.8076 818.19904 C 4781.4307 847.73114 4821.3037 883.08417 4845.2544 837.0306 z M 5038.0205 534.18036 C 5084.166 466.65558 4984.9536 474.52145 4998.7583 539.61224 C 5003.3643 563.68396 5029.8076 545.8083 5038.0205 534.18036 z M 5094.376 450.00055 C 5131.0625 406.26727 5089.6816 391.0084 5065.6055 434.48224 C 5037.59 460.7748 5079.307 478.03998 5094.376 450.00055 z M 5124.293 205.68465 C 5151.2207 151.28462 5302.004 188.57141 5242.654 109.34176 C 5185.581 121.67389 5096.181 166.23477 5082.291 224.23152 C 5098.4165 226.03131 5111.9863 214.23761 5124.293 205.68465 z M 5165.978 116.834145 C 5240.208 89.4537 5151.81 10.27291 5132.1235 86.32576 C 5090.9155 141.78148 5122.332 138.52809 5165.978 116.834145 z" svg:height="131.09694mm" draw:style-name="style-2" svg:viewBox="0.0 0.0 10439.642 13109.694" svg:width="104.396416mm" svg:x="13.85859mm" svg:y="8.193031mm"/>
            </draw:g>
            <draw:g draw:id="layer8">
              <draw:path svg:d="M 2925.3186 394.20966 L 3234.651 701.07574 M 3389.2166 854.4106 L 3708.5244 1171.1744 M 3863.1292 1324.5485 L 4147.421 1606.5768 M 4321.979 1779.743 L 4626.3027 2081.6418 M 4790.885 2244.912 L 5025.4165 2482.3477 M 0.0 2477.6006 L 343.8692 2151.0952 M 508.57025 2002.6111 L 723.34875 1790.2168 M 937.6126 1572.259 L 1177.2704 1339.9144 M 1376.7096 1141.8264 L 1636.1194 884.719 M 1805.7894 716.401 L 2109.9934 414.62268 M 2304.7805 231.63919 L 2527.9446 0.0 L 2666.027 136.98245 L 2760.7778 230.97858" svg:height="24.823477mm" draw:style-name="style-3" svg:viewBox="0.0 0.0 5025.416 2482.3477" svg:width="50.25416mm" svg:x="41.01874mm" svg:y="113.972626mm"/>
              <draw:path svg:d="M 5689.398 394.21014 L 5998.728 701.07733 M 6153.294 854.4117 L 6472.6006 1171.175 M 6627.2065 1324.5487 L 6911.499 1606.5759 M 7086.057 1779.743 L 7390.3794 2081.642 M 7554.962 2244.9133 L 7814.334 2502.2183 M 7988.852 2675.3464 L 8303.111 2987.1028 M 8452.789 3135.588 L 8747.096 3427.5503 M 8906.671 3585.8523 L 9201.056 3877.8955 M 9380.504 4055.9119 L 9679.82 4352.8423 M 9869.398 4540.913 L 10133.78 4803.1875 M 10318.355 4986.2905 L 10472.961 5139.664 L 10584.042 5249.8604 L 10409.325 5423.1826 L 10289.576 5541.9795 M 10105.043 5725.0425 L 9820.672 6007.148 M 9661.056 6165.49 L 9391.71 6432.693 M 9197.243 6625.6133 L 8917.916 6902.7124 M 8738.23 7080.9653 L 8473.892 7343.1987 M 8264.438 7550.984 L 7995.049 7818.225 M 7825.539 7986.385 L 7531.272 8278.309 M 7366.5713 8441.696 L 7092.295 8713.788 M 6932.681 8872.132 L 6628.396 9173.99 M 6443.783 9357.134 L 6164.499 9634.192 M 5999.837 9797.541 L 5735.5786 10059.696 M 5560.9023 10232.982 L 5406.2563 10386.3955 L 5292.022 10499.72 L 5087.3027 10296.631 L 4987.5845 10197.706 M 4857.898 10069.054 L 4538.6704 9752.368 M 4359.1445 9574.272 L 4109.748 9326.864 M 3905.1824 9123.932 L 3660.795 8881.486 M 3471.2534 8693.458 L 3176.9456 8401.496 M 2997.42 8223.398 L 2703.0315 7931.3574 M 2553.4736 7782.9893 L 2234.2458 7466.305 M 2104.5195 7337.6133 L 1820.2289 7055.586 M 1645.6707 6882.419 L 1351.3224 6590.418 M 1176.7656 6417.2505 L 877.4096 6120.279 M 722.8829 5966.9844 L 428.536 5674.982 M 249.01024 5496.886 L 119.283646 5368.193 L 0.0 5249.8604 L 165.34517 5085.832 L 270.1114 4981.9004 M 434.77344 4818.5503 L 674.1936 4581.0376 M 2714.398 2557.0896 L 3023.4888 2250.4595 M 3188.191 2087.07 L 3487.4263 1790.218 M 3647.04 1631.8754 L 3941.348 1339.913 M 4110.9775 1171.6356 L 4400.198 884.71857 M 4569.8667 716.40137 L 4874.071 414.62137 M 2295.2517 2967.768 L 2556.2375 2702.1523 M 1801.5062 3462.7068 L 2058.394 3207.8655 M 1337.6091 3922.908 L 1671.8201 3591.3599 M 839.01306 4432.8706 L 1196.9974 4055.5322 M 5068.858 231.6388 L 5292.022 0.0 L 5430.106 136.98317 L 5524.8564 230.9791" svg:height="104.9972mm" draw:style-name="style-4" svg:viewBox="0.0 0.0 10584.042 10499.72" svg:width="105.84042mm" svg:x="13.225615mm" svg:y="8.195514mm"/>
              <draw:g draw:id="g8735">
                <draw:path svg:d="M 0.0 5249.8604 L 165.34521 5085.833 L 270.11087 4981.901 M 434.77347 4818.551 L 674.193 4581.0376 M 2714.3982 2557.089 L 3023.4888 2250.46 M 3188.1895 2087.07 L 3487.4253 1790.2184 M 3647.0386 1631.8752 L 3941.3464 1339.9133 M 4110.976 1171.6355 L 4400.1973 884.71857 M 4569.8657 716.40125 L 4874.0693 414.6213 M 2295.2522 2967.7683 L 2556.2375 2702.1523 M 1801.5056 3462.7078 L 2058.3936 3207.8662 M 1337.6099 3922.9087 L 1671.8204 3591.3599 M 839.0135 4432.871 L 1196.9974 4055.5322 M 5068.857 231.63884 L 5292.0205 0.0" svg:height="52.498604mm" draw:style-name="style-5" svg:viewBox="0.0 0.0 5292.0205 5249.8604" svg:width="52.920208mm" svg:x="39.68568mm" svg:y="34.597248mm"/>
                <draw:path svg:d="M 397.3763 394.20978 L 706.70807 701.0772 M 861.2721 854.4118 L 1180.5802 1171.1753 M 1335.1866 1324.549 L 1619.4783 1606.5762 M 1794.0356 1779.7428 L 2098.3582 2081.642 M 2262.941 2244.913 L 2522.313 2502.2185 M 2696.8313 2675.3462 L 3011.09 2987.1028 M 3160.7688 3135.5886 L 3455.0767 3427.5505 M 3614.65 3585.8528 L 3909.0376 3877.8962 M 4088.484 4055.9128 L 4387.7993 4352.8423 M 4577.38 4540.913 L 4841.7607 4803.1875 M 5026.334 4986.2915 L 5180.9404 5139.665 L 5292.0205 5249.8604 M 0.0 0.0 L 138.084 136.9832 L 232.8343 230.97913" svg:height="52.498604mm" draw:style-name="style-6" svg:viewBox="0.0 0.0 5292.0205 5249.8604" svg:width="52.920208mm" svg:x="39.68568mm" svg:y="34.597248mm"/>
              </draw:g>
            </draw:g>
            <draw:g draw:id="layer7">
              <draw:g draw:id="g7280">
                <draw:path svg:d="M 6342.141 13873.695 L 6008.4043 13873.695 M 6756.6753 13873.695 L 6426.4536 13873.695 M 7171.211 13873.695 L 6840.989 13873.695 M 7582.233 13873.695 L 7259.0347 13873.695 M 7993.2534 13873.695 L 7677.0835 13873.695 M 8414.814 13873.695 L 8091.619 13873.695 M 8829.35 13873.695 L 8499.126 13873.695 M 9243.885 13873.695 L 8913.662 13873.695 M 9665.444 13873.695 L 9331.709 13873.695 M 10076.466 13873.695 L 9746.244 13873.695 M 10909.047 13873.695 L 10582.341 13873.695 L 10494.514 13873.695 L 10153.753 13873.695 M 11320.071 13873.695 L 10986.336 13873.695 M 12152.652 13873.695 L 11822.431 13873.695 L 11731.094 13873.695 L 11404.382 13873.695 M 5924.094 13873.695 L 5593.8706 13873.695 M 5513.072 13873.695 L 5179.335 13873.695 M 5095.0244 13873.695 L 4761.2876 13873.695 M 4684.0024 13873.695 L 4343.2407 13873.695 M 4265.9536 13873.695 L 3939.245 13873.695 M 3851.4197 13873.695 L 3521.1963 13873.695 M 3433.3723 13873.695 L 3106.663 13873.695 M 3018.837 13873.695 L 2695.6409 13873.695 L 2604.3022 13873.695 L 2277.5938 13873.695 M 2196.7942 13873.695 L 1866.5715 13873.695 M 1782.4122 13873.695 L 1449.5465 13873.695 L 1375.0248 13873.695 L 1037.1914 13873.695 M 957.701 13873.695 L 253.32945 13873.695 C 113.41492 13873.695 -1.8189894E-12 13688.501 -1.8189894E-12 13460.113 L -1.8189894E-12 1258.8713 C -1.8189894E-12 1030.47 123.48632 827.83136 494.44537 827.83136 L 938.98035 826.3105 M 12235.382 6.2631845 L 12859.751 6.955397 C 13126.379 0.0 13171.032 279.28702 13171.032 507.68835 L 13215.254 13460.113 C 13215.254 13688.515 13101.826 13873.695 12961.926 13873.695 L 12240.4795 13873.695 M 11823.024 5.8060255 L 12158.377 6.177829 M 11408.182 5.3461337 L 11741.055 5.7151513 M 10995.828 4.8889484 L 11323.732 5.2524996 M 10578.505 4.426297 L 10906.408 4.789822 M 10166.154 3.969138 L 10489.085 4.327171 M 9756.28 3.5147383 L 10079.209 3.8727446 M 9336.479 3.0493276 L 9664.371 3.4128525 M 8919.155 2.5866764 L 9249.533 2.9529343 M 8504.311 2.1267579 L 8837.176 2.4957752 M 8096.9204 1.6750911 L 8417.369 2.0303645 M 7682.081 1.2151992 L 8000.039 1.5676867 M 7262.278 0.7497886 L 7592.661 1.1160464 M 6849.9194 0.292603 L 7175.33 0.6533686 M 6585.9824 0.0 L 6758.003 0.19069077 M 3933.6262 828.8566 L 4261.513 829.1877 M 6005.3276 830.9482 L 6328.258 831.27423 M 6415.575 831.34485 L 6590.9497 830.8162 M 5590.4897 830.547 L 5910.9336 830.8429 M 5180.617 830.1156 L 5503.5474 830.44165 M 4758.333 829.6893 L 5086.2285 830.0203 M 4345.971 829.27295 L 4673.8784 829.614 M 3516.2988 828.43536 L 3849.1663 828.7714 M 3098.969 828.01404 L 3431.834 828.3651 M 2681.641 827.59265 L 3014.516 827.9388 M 2279.2273 827.1864 L 2604.6443 827.52747 M 1861.8992 826.7651 L 2189.8057 827.0961 M 1439.6127 826.33875 L 1772.4716 829.1638 M 1032.3756 826.0379 L 1355.1537 826.2535" svg:height="138.73695mm" draw:style-name="style-7" svg:viewBox="0.0 0.0 13215.254 13873.695" svg:width="132.15254mm" svg:x="0.06954937mm" svg:y="0.069576316mm"/>
                <draw:path svg:d="M 166.12294 5206.023 C 74.367226 5206.023 -1.8189894E-12 5132.028 -1.8189894E-12 5040.7627 L -1.8189894E-12 165.2603 C -1.8189894E-12 73.99534 74.380806 -1.8189894E-12 166.12294 -1.8189894E-12 L 8500.288 -1.8189894E-12 C 8592.03 -1.8189894E-12 8666.41 73.99534 8666.41 165.2603 L 8666.41 5040.7627 L 8666.424 5040.7627 C 8666.424 5132.028 8592.03 5206.023 8500.303 5206.023 L 7894.2188 5206.023" svg:height="52.06023mm" draw:style-name="style-8" svg:viewBox="0.0 0.0 8666.424 5206.023" svg:width="86.66424mm" svg:x="22.813698mm" svg:y="86.74637mm"/>
                <draw:path svg:d="M 211.45782 10425.956 C 94.66286 10425.956 0.0 10277.758 0.0 10094.978 L 0.0 330.9651 C 0.0 148.1847 94.67644 0.0 211.45782 0.0 L 10819.802 0.0 C 10936.584 0.0 11031.259 148.1847 11031.259 330.9651 L 11031.259 10094.978 C 11031.259 10277.758 10936.57 10425.956 10819.802 10425.956 L 10338.543 10425.956" svg:height="104.25956mm" draw:style-name="style-9" svg:viewBox="0.0 0.0 11031.259 10425.956" svg:width="110.31259mm" svg:x="10.989523mm" svg:y="34.54704mm"/>
              </draw:g>
            </draw:g>
            <draw:g draw:id="layer9">
              <draw:g draw:id="g9637">
                <draw:path svg:d="M 872.36957 436.3699 C 872.4718 677.3404 677.1555 872.7398 436.18518 872.7398 C 195.21564 872.7398 -0.100628264 677.3404 1.8189894E-12 436.3699 C -0.100628264 195.39943 195.21564 0.0 436.18518 0.0 C 677.1555 0.0 872.4718 195.39943 872.36957 436.3699 z" svg:height="8.727398mm" draw:style-name="style-10" svg:viewBox="0.0 0.0 872.3697 872.7398" svg:width="8.723697mm" svg:x="61.71375mm" svg:y="34.613453mm"/>
                <draw:path svg:d="M 872.36957 436.3699 C 872.4718 677.3404 677.1555 872.7398 436.18518 872.7398 C 195.21564 872.7398 -0.100628264 677.3404 1.8189894E-12 436.3699 C -0.100628264 195.39943 195.21564 0.0 436.18518 0.0 C 677.1555 0.0 872.4718 195.39943 872.36957 436.3699 z" svg:height="8.727398mm" draw:style-name="style-11" svg:viewBox="0.0 0.0 872.3697 872.7398" svg:width="8.723697mm" svg:x="61.71373mm" svg:y="43.28326mm"/>
                <draw:path svg:d="M 872.36957 436.3699 C 872.4718 677.3404 677.1555 872.7398 436.18518 872.7398 C 195.21564 872.7398 -0.100628264 677.3404 1.8189894E-12 436.3699 C -0.100628264 195.39943 195.21564 0.0 436.18518 0.0 C 677.1555 0.0 872.4718 195.39943 872.36957 436.3699 z" svg:height="8.727398mm" draw:style-name="style-12" svg:viewBox="0.0 0.0 872.3697 872.7398" svg:width="8.723697mm" svg:x="61.71375mm" svg:y="56.466755mm"/>
                <draw:path svg:d="M 872.36957 436.3699 C 872.4718 677.3404 677.1555 872.7398 436.18518 872.7398 C 195.21564 872.7398 -0.100628264 677.3404 1.8189894E-12 436.3699 C -0.100628264 195.39943 195.21564 0.0 436.18518 0.0 C 677.1555 0.0 872.4718 195.39943 872.36957 436.3699 z" svg:height="8.727398mm" draw:style-name="style-13" svg:viewBox="0.0 0.0 872.3697 872.7398" svg:width="8.723697mm" svg:x="61.71373mm" svg:y="69.44827mm"/>
                <draw:path svg:d="M 872.36957 436.3699 C 872.4718 677.3404 677.1555 872.7398 436.18518 872.7398 C 195.21564 872.7398 -0.100628264 677.3404 1.8189894E-12 436.3699 C -0.100628264 195.39943 195.21564 0.0 436.18518 0.0 C 677.1555 0.0 872.4718 195.39943 872.36957 436.3699 z" svg:height="8.727398mm" draw:style-name="style-14" svg:viewBox="0.0 0.0 872.3697 872.7398" svg:width="8.723697mm" svg:x="61.85425mm" svg:y="78.0818mm"/>
              </draw:g>
            </draw:g>
            <draw:g draw:id="layer6">
              <draw:g draw:id="g3612">
                <draw:ellipse svg:height="17.3501mm" draw:style-name="style-15" svg:width="17.350096mm" svg:x="57.470776mm" svg:y="17.418303mm"/>
                <draw:ellipse svg:height="17.3501mm" draw:style-name="style-16" svg:width="17.350096mm" svg:x="57.470776mm" svg:y="0.069551684mm"/>
                <draw:ellipse svg:height="17.3501mm" draw:style-name="style-17" svg:width="17.350096mm" svg:x="57.470776mm" svg:y="34.76705mm"/>
                <draw:ellipse svg:height="17.3501mm" draw:style-name="style-18" svg:width="17.350096mm" svg:x="57.470776mm" svg:y="52.1158mm"/>
                <draw:ellipse svg:height="17.3501mm" draw:style-name="style-19" svg:width="17.350096mm" svg:x="57.470776mm" svg:y="69.46455mm"/>
                <draw:ellipse svg:height="17.3501mm" draw:style-name="style-20" svg:width="17.350096mm" svg:x="57.470776mm" svg:y="104.162056mm"/>
                <draw:ellipse svg:height="17.3501mm" draw:style-name="style-21" svg:width="17.350096mm" svg:x="57.470776mm" svg:y="86.8133mm"/>
                <draw:ellipse svg:height="17.3501mm" draw:style-name="style-22" svg:width="17.350096mm" svg:x="57.470776mm" svg:y="121.510796mm"/>
              </draw:g>
            </draw:g>
            <draw:g draw:id="layer4">
              <draw:g draw:id="g8717">
                <draw:ellipse svg:height="69.40067mm" draw:style-name="style-23" svg:width="69.40068mm" svg:x="31.445498mm" svg:y="0.06955964mm"/>
                <draw:ellipse svg:height="69.40067mm" draw:style-name="style-24" svg:width="69.40068mm" svg:x="31.445498mm" svg:y="34.70744mm"/>
                <draw:circle svg:height="69.40068mm" draw:style-name="style-25" svg:width="69.40068mm" svg:x="31.445498mm" svg:y="69.34531mm"/>
              </draw:g>
            </draw:g>
            <draw:g draw:id="layer5">
              <draw:g draw:id="g3577">
                <draw:circle svg:height="34.700478mm" draw:style-name="style-26" svg:width="34.700478mm" svg:x="48.79561mm" svg:y="104.12234mm"/>
                <draw:circle svg:height="34.700478mm" draw:style-name="style-27" svg:width="34.700478mm" svg:x="48.79561mm" svg:y="69.43809mm"/>
                <draw:ellipse svg:height="34.700474mm" draw:style-name="style-28" svg:width="34.700478mm" svg:x="48.79561mm" svg:y="34.753838mm"/>
                <draw:ellipse svg:height="34.700474mm" draw:style-name="style-29" svg:width="34.700478mm" svg:x="48.79561mm" svg:y="0.06958405mm"/>
              </draw:g>
            </draw:g>
            <draw:g draw:id="layer10">
              <draw:path svg:d="M 0.0 1286.8665 L 5204.8867 10342.988 L 10466.971 1305.932 C 7161.3228 -333.23676 3711.5808 -527.73346 0.0 1286.8665 z" svg:height="103.42989mm" draw:style-name="style-30" svg:viewBox="0.0 0.0 10466.971 10342.989" svg:width="104.66971mm" svg:x="13.810972mm" svg:y="35.148388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39.28998mm" fo:page-width="132.29164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